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6a09" officeooo:paragraph-rsid="001d6a09"/>
    </style:style>
    <style:style style:name="P2" style:family="paragraph" style:parent-style-name="Standard">
      <style:text-properties officeooo:rsid="001d9557" officeooo:paragraph-rsid="001d9557"/>
    </style:style>
    <style:style style:name="T1" style:family="text">
      <style:text-properties officeooo:rsid="001d95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yan Devlin</text:p>
      <text:p text:style-name="P1">WebD236</text:p>
      <text:p text:style-name="P1">Prof. Sharkey</text:p>
      <text:p text:style-name="P1">HW6</text:p>
      <text:p text:style-name="P1"/>
      <text:p text:style-name="P1">1. <text:line-break/><text:span text:style-name="T1">a) Composition – Using smaller objects together to create new objects and functionality<text:line-break/>b) Abstraction – Modeling entities in code, while providing only relevant information to end users</text:span></text:p>
      <text:p text:style-name="P2">c) Polymorphism – Duck-Typing, “if it quacks like a duck...”; different objects implement the same method in different ways. Other objects don’t need to know how they’re implemented, they just expect the object to have the expected method</text:p>
      <text:p text:style-name="P2">d) Inheritance – Objects inherit behavior and attributes from parent objects</text:p>
      <text:p text:style-name="P2">e) Encapsulation – keeping data inside relevant object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23:06:24.410650835</meta:creation-date>
    <dc:date>2017-02-18T15:08:39.218688872</dc:date>
    <meta:editing-duration>PT3S</meta:editing-duration>
    <meta:editing-cycles>1</meta:editing-cycles>
    <meta:document-statistic meta:table-count="0" meta:image-count="0" meta:object-count="0" meta:page-count="1" meta:paragraph-count="8" meta:word-count="87" meta:character-count="593" meta:non-whitespace-character-count="508"/>
    <meta:generator>LibreOffice/5.1.4.2$Linux_X86_64 LibreOffice_project/10m0$Build-2</meta:generator>
  </office:meta>
</office:document-meta>
</file>